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09000003AFC22F9FDA5738B08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183cm" fo:min-width="8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kt_20_ohne_20_Füllung_20_und_20_Linie">
      <style:graphic-properties draw:fill="bitmap" draw:fill-image-name="Bitmap_20_1" style:repeat="stretch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1.25cm" fo:min-width="9.7cm"/>
    </style:style>
    <style:style style:name="gr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7.45cm" fo:min-width="2.85cm" draw:shadow-opacity="100%" style:writing-mode="lr-tb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1.6cm" fo:min-width="1.98cm" draw:shadow-opacity="100%" style:writing-mode="lr-tb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 draw:line-distance="2.665cm" draw:placing="abov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8.6cm" fo:min-width="1.3cm" draw:shadow-opacity="100%" style:writing-mode="lr-tb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3.837cm" draw:placing="below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2b2b2" draw:opacity="100%" draw:textarea-horizontal-align="justify" draw:textarea-vertical-align="middle" draw:auto-grow-height="false" fo:min-height="1.3cm" fo:min-width="4.45cm" draw:shadow-opacity="100%" style:writing-mode="lr-tb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1.6cm" draw:placing="above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1.6cm" draw:placing="above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bitmap" draw:fill-image-name="Bitmap_20_1" style:repeat="stretch"/>
      <style:paragraph-properties fo:text-align="center"/>
    </style:style>
    <style:style style:name="P6" style:family="paragraph">
      <loext:graphic-properties draw:fill="solid" draw:fill-color="#ffffff" draw:opacity="100%"/>
      <style:paragraph-properties fo:text-align="center" style:writing-mode="lr-tb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Arial" fo:font-size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2.15cm" svg:height="1.383cm" draw:transform="rotate (1.5707963267949) translate (18.35cm 27.15cm)">
          <draw:text-box>
            <text:p text:style-name="P1"><text:span text:style-name="T1">Massstab</text:span><text:span text:style-name="T1"><text:tab/></text:span><text:span text:style-name="T1">1:10</text:span></text:p>
            <text:p text:style-name="P1"><text:span text:style-name="T1">File</text:span><text:span text:style-name="T1"><text:tab/></text:span><text:span text:style-name="T1"><text:file-name text:display="name">20240207a_puent_wand_entwurf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frame draw:style-name="gr2" draw:text-style-name="P3" draw:layer="layout" svg:width="9.3cm" svg:height="1.1cm" draw:transform="rotate (1.5707963267949) translate (1.3cm 11.3cm)">
          <draw:text-box>
            <text:p>Steuerung Wand Puenterswis</text:p>
          </draw:text-box>
        </draw:frame>
        <draw:custom-shape draw:style-name="gr3" draw:text-style-name="P4" draw:layer="layout" svg:width="0.1cm" svg:height="0.001cm" svg:x="4.4cm" svg:y="23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ath draw:style-name="gr4" draw:text-style-name="P5" draw:layer="layout" svg:width="20.422cm" svg:height="36.124cm" draw:transform="skewX (-0.000174532925199435) rotate (0.0211184839491314) translate (-1.11915338507823cm -1.16787077006871cm)" svg:viewBox="0 0 20423 36125" svg:d="M0 36125c542-12087 1049-24129 1521-36125 5958 163 11903 324 17843 489 385 11210 738 22468 1059 33774-6787 622-13596 1240-20423 1862z">
          <text:p/>
        </draw:path>
        <draw:custom-shape draw:style-name="gr5" draw:text-style-name="P4" draw:layer="layout" svg:width="9.9cm" svg:height="21.45cm" svg:x="27.1cm" svg:y="-1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05cm" svg:height="7.65cm" svg:x="7.05cm" svg:y="10.8cm">
          <text:p text:style-name="P4">Hager</text:p>
          <text:p text:style-name="P4"/>
          <text:p text:style-name="P4">VA60CN</text:p>
          <text:p text:style-name="P4"/>
          <text:p text:style-name="P4"><text:span text:style-name="T2">305x765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18cm" svg:height="1.8cm" svg:x="7.05cm" svg:y="1.45cm">
          <text:p text:style-name="P7"><text:span text:style-name="T3">Hager</text:span></text:p>
          <text:p text:style-name="P7"><text:span text:style-name="T3">GD110N</text:span></text:p>
          <text:p text:style-name="P7"><text:span text:style-name="T3">218x180</text:span></text:p>
          <draw:enhanced-geometry svg:viewBox="0 0 21600 21600" draw:type="rectangle" draw:enhanced-path="M 0 0 L 21600 0 21600 21600 0 21600 0 0 Z N"/>
        </draw:custom-shape>
        <draw:measure draw:style-name="gr8" draw:text-style-name="P10" draw:layer="layout" svg:x1="6.915cm" svg:y1="31.152cm" svg:x2="6.914cm" svg:y2="3.252cm">
          <text:p text:style-name="P9"><text:span text:style-name="T4"><text:measure text:kind="gap"/></text:span><text:span text:style-name="T4"><text:measure text:kind="value">2'790</text:measure></text:span><text:span text:style-name="T4"><text:s/></text:span><text:span text:style-name="T4"><text:measure text:kind="gap"/></text:span></text:p>
        </draw:measure>
        <draw:custom-shape draw:style-name="gr9" draw:text-style-name="P11" draw:layer="layout" svg:width="1.5cm" svg:height="18.8cm" svg:x="5.45cm" svg:y="0.9cm">
          <text:p/>
          <draw:enhanced-geometry svg:viewBox="0 0 21600 21600" draw:type="rectangle" draw:enhanced-path="M 0 0 L 21600 0 21600 21600 0 21600 0 0 Z N"/>
        </draw:custom-shape>
        <draw:measure draw:style-name="gr10" draw:text-style-name="P10" draw:layer="layout" svg:x1="6.913cm" svg:y1="10.75cm" svg:x2="6.913cm" svg:y2="3.3cm">
          <text:p text:style-name="P9"><text:span text:style-name="T4">(</text:span><text:span text:style-name="T4"><text:measure text:kind="gap"/></text:span><text:span text:style-name="T4"><text:measure text:kind="value">745</text:measure></text:span><text:span text:style-name="T4"> </text:span><text:span text:style-name="T4"><text:measure text:kind="gap"/></text:span><text:span text:style-name="T4">)</text:span></text:p>
        </draw:measure>
        <draw:custom-shape draw:style-name="gr11" draw:text-style-name="P11" draw:layer="layout" svg:width="4.65cm" svg:height="1.5cm" svg:x="5.45cm" svg:y="18.548cm">
          <text:p/>
          <draw:enhanced-geometry svg:viewBox="0 0 21600 21600" draw:type="rectangle" draw:enhanced-path="M 0 0 L 21600 0 21600 21600 0 21600 0 0 Z N"/>
        </draw:custom-shape>
        <draw:measure draw:style-name="gr12" draw:text-style-name="P10" draw:layer="layout" svg:x1="6.799cm" svg:y1="31.152cm" svg:x2="6.798cm" svg:y2="18.452cm">
          <text:p text:style-name="P9"><text:span text:style-name="T4"><text:measure text:kind="gap"/></text:span><text:span text:style-name="T4"><text:measure text:kind="value">1'270</text:measure></text:span><text:span text:style-name="T4"><text:s/></text:span><text:span text:style-name="T4"><text:measure text:kind="gap"/></text:span></text:p>
        </draw:measure>
        <draw:measure draw:style-name="gr13" draw:text-style-name="P10" draw:layer="measurelines" svg:x1="16.95cm" svg:y1="17.95cm" svg:x2="7.05cm" svg:y2="17.95cm">
          <text:p text:style-name="P9"><text:span text:style-name="T4"><text:measure text:kind="gap"/></text:span><text:span text:style-name="T4"><text:measure text:kind="value">990</text:measure></text:span><text:span text:style-name="T4"><text:s/></text:span><text:span text:style-name="T4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209000003AFC22F9FDA5738B089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cm" fo:padding-bottom="0.1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10T18:35:06.228000000</dc:date>
    <meta:editing-duration>PT3H4M28S</meta:editing-duration>
    <meta:editing-cycles>20</meta:editing-cycles>
    <meta:generator>LibreOffice/7.5.9.2$Windows_X86_64 LibreOffice_project/cdeefe45c17511d326101eed8008ac4092f278a9</meta:generator>
    <meta:print-date>2024-02-07T15:07:49.303000000</meta:print-date>
    <meta:document-statistic meta:object-count="13"/>
  </office:meta>
</office:document-meta>
</file>